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eaff" officeooo:paragraph-rsid="001424bb"/>
    </style:style>
    <style:style style:name="P2" style:family="paragraph" style:parent-style-name="Standard">
      <style:text-properties officeooo:rsid="001ee0f7" officeooo:paragraph-rsid="001424bb"/>
    </style:style>
    <style:style style:name="P3" style:family="paragraph" style:parent-style-name="Standard">
      <style:text-properties fo:color="#569cd6" loext:opacity="100%" style:font-name="Droid Sans Mono" fo:font-size="7pt" fo:font-weight="normal" officeooo:rsid="000f0c82" officeooo:paragraph-rsid="001424bb" fo:background-color="#1e1e1e" style:font-size-asian="7pt" style:font-size-complex="7pt"/>
    </style:style>
    <style:style style:name="P4" style:family="paragraph" style:parent-style-name="Standard">
      <style:paragraph-properties style:line-height-at-least="0.503cm"/>
      <style:text-properties fo:color="#569cd6" loext:opacity="100%" style:font-name="Droid Sans Mono" fo:font-size="7pt" fo:font-weight="normal" officeooo:rsid="001ee0f7" officeooo:paragraph-rsid="001424bb" fo:background-color="#1e1e1e" style:font-size-asian="7pt" style:font-size-complex="7pt"/>
    </style:style>
    <style:style style:name="P5" style:family="paragraph" style:parent-style-name="Standard">
      <style:paragraph-properties style:line-height-at-least="0.503cm"/>
      <style:text-properties fo:color="#569cd6" loext:opacity="100%" style:font-name="Droid Sans Mono" fo:font-size="7pt" fo:font-weight="normal" fo:background-color="#1e1e1e" style:font-size-asian="7pt" style:font-size-complex="7pt"/>
    </style:style>
    <style:style style:name="P6" style:family="paragraph" style:parent-style-name="Standard">
      <style:paragraph-properties style:line-height-at-least="0.503cm"/>
      <style:text-properties fo:color="#d4d4d4" loext:opacity="100%" style:font-name="Droid Sans Mono" fo:font-size="7pt" fo:font-weight="normal" officeooo:paragraph-rsid="001424bb" fo:background-color="#1e1e1e" style:font-size-asian="7pt" style:font-size-complex="7pt"/>
    </style:style>
    <style:style style:name="P7" style:family="paragraph" style:parent-style-name="Standard">
      <style:paragraph-properties style:line-height-at-least="0.503cm"/>
      <style:text-properties fo:color="#d4d4d4" loext:opacity="100%" style:font-name="Droid Sans Mono" fo:font-size="7pt" fo:font-weight="normal" fo:background-color="#1e1e1e" style:font-size-asian="7pt" style:font-size-complex="7pt"/>
    </style:style>
    <style:style style:name="P8" style:family="paragraph" style:parent-style-name="Standard">
      <style:paragraph-properties style:line-height-at-least="0.503cm"/>
      <style:text-properties fo:font-size="7pt" officeooo:paragraph-rsid="001424bb" style:font-size-asian="7pt" style:font-size-complex="7pt"/>
    </style:style>
    <style:style style:name="P9" style:family="paragraph" style:parent-style-name="Standard">
      <style:paragraph-properties style:line-height-at-least="0.503cm"/>
      <style:text-properties fo:font-size="7pt" style:font-size-asian="7pt" style:font-size-complex="7pt"/>
    </style:style>
    <style:style style:name="P10" style:family="paragraph" style:parent-style-name="Standard">
      <style:text-properties fo:font-size="7pt" fo:font-weight="bold" officeooo:rsid="0010eaff" officeooo:paragraph-rsid="00143b36" style:font-size-asian="7pt" style:font-weight-asian="bold" style:font-size-complex="7pt" style:font-weight-complex="bold"/>
    </style:style>
    <style:style style:name="P11" style:family="paragraph" style:parent-style-name="Standard">
      <style:paragraph-properties style:line-height-at-least="0.503cm"/>
      <style:text-properties fo:color="#6a9955" loext:opacity="100%" style:font-name="Droid Sans Mono" fo:font-size="7pt" fo:font-weight="normal" officeooo:paragraph-rsid="001424bb" fo:background-color="#1e1e1e" style:font-size-asian="7pt" style:font-size-complex="7pt"/>
    </style:style>
    <style:style style:name="P12" style:family="paragraph" style:parent-style-name="Standard">
      <style:paragraph-properties style:line-height-at-least="0.503cm"/>
      <style:text-properties fo:color="#6a9955" loext:opacity="100%" style:font-name="Droid Sans Mono" fo:font-size="7pt" fo:font-weight="normal" fo:background-color="#1e1e1e" style:font-size-asian="7pt" style:font-size-complex="7pt"/>
    </style:style>
    <style:style style:name="P13" style:family="paragraph" style:parent-style-name="Standard">
      <style:text-properties fo:font-weight="bold" officeooo:rsid="0010eaff" officeooo:paragraph-rsid="00143b36" style:font-weight-asian="bold" style:font-weight-complex="bold"/>
    </style:style>
    <style:style style:name="P14" style:family="paragraph" style:parent-style-name="Standard">
      <style:paragraph-properties style:line-height-at-least="0.503cm"/>
      <style:text-properties fo:color="#000000" loext:opacity="100%" style:font-name="Droid Sans Mono" fo:font-size="7pt" fo:font-weight="normal" officeooo:rsid="000f0c82" officeooo:paragraph-rsid="00143b36" fo:background-color="transparent" style:font-size-asian="7pt" style:font-weight-asian="bold" style:font-size-complex="7pt" style:font-weight-complex="bold"/>
    </style:style>
    <style:style style:name="P15" style:family="paragraph" style:parent-style-name="Standard">
      <style:paragraph-properties style:line-height-at-least="0.503cm"/>
      <style:text-properties fo:color="#000000" loext:opacity="100%" style:font-name="Droid Sans Mono" fo:font-size="7pt" fo:font-weight="normal" officeooo:rsid="000f0c82" officeooo:paragraph-rsid="00143b36" fo:background-color="transparent" style:font-size-asian="7pt" style:font-size-complex="7pt"/>
    </style:style>
    <style:style style:name="P16" style:family="paragraph" style:parent-style-name="Standard">
      <style:text-properties officeooo:rsid="00156827" officeooo:paragraph-rsid="00156827"/>
    </style:style>
    <style:style style:name="P17" style:family="paragraph" style:parent-style-name="Standard">
      <style:text-properties fo:font-size="12pt" fo:font-weight="bold" officeooo:rsid="0010eaff" officeooo:paragraph-rsid="00143b36" style:font-size-asian="12pt" style:font-weight-asian="bold" style:font-size-complex="12pt" style:font-weight-complex="bold"/>
    </style:style>
    <style:style style:name="P18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  <style:style style:name="P19" style:family="paragraph" style:parent-style-name="Standard">
      <style:paragraph-properties fo:margin-top="0cm" fo:margin-bottom="0.499cm" style:contextual-spacing="false" style:line-height-at-least="0.503cm"/>
      <style:text-properties fo:color="#6a9955" loext:opacity="100%" style:font-name="Droid Sans Mono" fo:font-size="10.5pt" fo:font-weight="normal" officeooo:rsid="0010eaff" fo:background-color="#1e1e1e" style:font-weight-asian="bold" style:font-weight-complex="bold"/>
    </style:style>
    <style:style style:name="P20" style:family="paragraph" style:parent-style-name="Standard">
      <style:text-properties fo:color="#6a9955" loext:opacity="100%" style:font-name="Droid Sans Mono" fo:font-size="10.5pt" fo:font-weight="normal" officeooo:paragraph-rsid="00143b36" fo:background-color="#1e1e1e" style:font-size-asian="7pt" style:font-size-complex="7pt"/>
    </style:style>
    <style:style style:name="P21" style:family="paragraph" style:parent-style-name="Standard">
      <style:paragraph-properties style:line-height-at-least="0.503cm"/>
      <style:text-properties fo:color="#569cd6" loext:opacity="100%" style:font-name="Droid Sans Mono" fo:font-size="7pt" fo:font-weight="normal" fo:background-color="#1e1e1e" style:font-size-asian="7pt" style:font-size-complex="7pt"/>
    </style:style>
    <style:style style:name="P22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e1e1e"/>
    </style:style>
    <style:style style:name="P23" style:family="paragraph" style:parent-style-name="Standard">
      <style:paragraph-properties fo:margin-top="0cm" fo:margin-bottom="0.499cm" style:contextual-spacing="false" style:line-height-at-least="0.503cm"/>
    </style:style>
    <style:style style:name="P24" style:family="paragraph" style:parent-style-name="Standard">
      <style:paragraph-properties style:line-height-at-least="0.503cm"/>
    </style:style>
    <style:style style:name="P25" style:family="paragraph" style:parent-style-name="Standard">
      <style:paragraph-properties fo:margin-top="0cm" fo:margin-bottom="0.499cm" style:contextual-spacing="false" style:line-height-at-least="0.503cm"/>
      <style:text-properties fo:font-weight="bold" officeooo:rsid="0010eaff" style:font-weight-asian="bold" style:font-weight-complex="bold"/>
    </style:style>
    <style:style style:name="P26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27" style:family="paragraph" style:parent-style-name="Standard">
      <style:paragraph-properties fo:margin-top="0cm" fo:margin-bottom="0.499cm" style:contextual-spacing="false" style:line-height-at-least="0.503cm"/>
      <style:text-properties fo:color="#d4d4d4" loext:opacity="100%" style:font-name="Droid Sans Mono" fo:font-size="10.5pt" fo:font-weight="normal" fo:background-color="#1e1e1e"/>
    </style:style>
    <style:style style:name="P28" style:family="paragraph" style:parent-style-name="Standard">
      <style:text-properties fo:color="#d4d4d4" loext:opacity="100%" style:font-name="Droid Sans Mono" fo:font-size="7pt" fo:font-weight="normal" officeooo:paragraph-rsid="00143b36" fo:background-color="#1e1e1e" style:font-size-asian="7pt" style:font-size-complex="7pt"/>
    </style:style>
    <style:style style:name="T1" style:family="text">
      <style:text-properties officeooo:rsid="001ee0f7"/>
    </style:style>
    <style:style style:name="T2" style:family="text">
      <style:text-properties fo:color="#dcdcaa" loext:opacity="100%"/>
    </style:style>
    <style:style style:name="T3" style:family="text">
      <style:text-properties fo:color="#dcdcaa" loext:opacity="100%" style:font-name="Droid Sans Mono" fo:font-weight="normal" fo:background-color="#1e1e1e" loext:char-shading-value="0"/>
    </style:style>
    <style:style style:name="T4" style:family="text">
      <style:text-properties fo:color="#c586c0" loext:opacity="100%"/>
    </style:style>
    <style:style style:name="T5" style:family="text">
      <style:text-properties fo:color="#c586c0" loext:opacity="100%" style:font-name="Droid Sans Mono" fo:font-weight="normal" fo:background-color="#1e1e1e" loext:char-shading-value="0"/>
    </style:style>
    <style:style style:name="T6" style:family="text">
      <style:text-properties fo:color="#ce9178" loext:opacity="100%"/>
    </style:style>
    <style:style style:name="T7" style:family="text">
      <style:text-properties fo:color="#ce9178" loext:opacity="100%" style:font-name="Droid Sans Mono" fo:font-weight="normal" fo:background-color="#1e1e1e" loext:char-shading-value="0"/>
    </style:style>
    <style:style style:name="T8" style:family="text">
      <style:text-properties fo:color="#9cdcfe" loext:opacity="100%"/>
    </style:style>
    <style:style style:name="T9" style:family="text">
      <style:text-properties fo:color="#9cdcfe" loext:opacity="100%" style:font-name="Droid Sans Mono" fo:font-weight="normal" fo:background-color="#1e1e1e" loext:char-shading-value="0"/>
    </style:style>
    <style:style style:name="T10" style:family="text">
      <style:text-properties fo:color="#569cd6" loext:opacity="100%"/>
    </style:style>
    <style:style style:name="T11" style:family="text">
      <style:text-properties fo:color="#569cd6" loext:opacity="100%" style:font-name="Droid Sans Mono" fo:font-weight="normal" fo:background-color="#1e1e1e" loext:char-shading-value="0"/>
    </style:style>
    <style:style style:name="T12" style:family="text">
      <style:text-properties fo:color="#4ec9b0" loext:opacity="100%"/>
    </style:style>
    <style:style style:name="T13" style:family="text">
      <style:text-properties officeooo:rsid="001424bb"/>
    </style:style>
    <style:style style:name="T14" style:family="text">
      <style:text-properties officeooo:rsid="000f0c82"/>
    </style:style>
    <style:style style:name="T15" style:family="text">
      <style:text-properties officeooo:rsid="00152005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officeooo:rsid="0010eaff"/>
    </style:style>
    <style:style style:name="T18" style:family="text">
      <style:text-properties officeooo:rsid="0023c7d2"/>
    </style:style>
    <style:style style:name="T19" style:family="text">
      <style:text-properties officeooo:rsid="0024d56e"/>
    </style:style>
    <style:style style:name="T20" style:family="text">
      <style:text-properties officeooo:rsid="0013581a"/>
    </style:style>
    <style:style style:name="T21" style:family="text">
      <style:text-properties officeooo:rsid="0023aceb"/>
    </style:style>
    <style:style style:name="T22" style:family="text">
      <style:text-properties officeooo:rsid="00143b36"/>
    </style:style>
    <style:style style:name="T23" style:family="text">
      <style:text-properties fo:color="#d4d4d4" loext:opacity="100%" style:font-name="Droid Sans Mono" fo:font-weight="normal" fo:background-color="#1e1e1e" loext:char-shading-value="0"/>
    </style:style>
    <style:style style:name="T24" style:family="text">
      <style:text-properties fo:color="#808080" loext:opacity="100%"/>
    </style:style>
    <style:style style:name="T25" style:family="text">
      <style:text-properties fo:color="#808080" loext:opacity="100%" style:font-name="Droid Sans Mono" fo:font-weight="normal" fo:background-color="#1e1e1e" loext:char-shading-value="0"/>
    </style:style>
    <style:style style:name="T26" style:family="text">
      <style:text-properties fo:color="#b5cea8" loext:opacity="100%"/>
    </style:style>
    <style:style style:name="T27" style:family="text">
      <style:text-properties fo:color="#4fc1ff" loext:opacity="100%"/>
    </style:style>
    <style:style style:name="T28" style:family="text">
      <style:text-properties fo:color="#6a9955" loext:opacity="100%"/>
    </style:style>
    <style:style style:name="T29" style:family="text">
      <style:text-properties fo:color="#d7ba7d" loext:opacity="100%"/>
    </style:style>
    <style:style style:name="T30" style:family="text">
      <style:text-properties officeooo:rsid="0017f3fe"/>
    </style:style>
    <style:style style:name="T31" style:family="text">
      <style:text-properties officeooo:rsid="0018e6a0"/>
    </style:style>
    <style:style style:name="T32" style:family="text">
      <style:text-properties officeooo:rsid="001a7a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3">V</text:span>oici the district :</text:p>
      <text:p text:style-name="P2"/>
      <text:p text:style-name="P16">Voici la maquette de ma page commande : </text:p>
      <text:p text:style-name="P2"/>
      <text:p text:style-name="P1"><text:span text:style-name="T1">V</text:span>oici l’appel à ma database dans le fichier : database.php</text:p>
      <text:p text:style-name="P3">&lt;?php</text:p>
      <text:p text:style-name="P6"><text:span text:style-name="T2">session_start</text:span>();</text:p>
      <text:p text:style-name="P6"><text:span text:style-name="T4">require_once</text:span>(<text:span text:style-name="T6">'dao.php'</text:span>);</text:p>
      <text:p text:style-name="P8"/>
      <text:p text:style-name="P6"><text:span text:style-name="T8">$servername</text:span> = <text:span text:style-name="T6">"localhost"</text:span>;</text:p>
      <text:p text:style-name="P6"><text:span text:style-name="T8">$username</text:span> = <text:span text:style-name="T6">"admin"</text:span>;</text:p>
      <text:p text:style-name="P6"><text:span text:style-name="T8">$password</text:span> = <text:span text:style-name="T6">"Afpa1234"</text:span>;</text:p>
      <text:p text:style-name="P6"><text:span text:style-name="T8">$dbname</text:span> = <text:span text:style-name="T6">"thedistrict"</text:span>;</text:p>
      <text:p text:style-name="P8"/>
      <text:p text:style-name="P6"><text:span text:style-name="T4">try</text:span> {</text:p>
      <text:p text:style-name="P6"><text:span text:style-name="T8">$conn</text:span> = <text:span text:style-name="T10">new</text:span> <text:span text:style-name="T12">PDO</text:span>(<text:span text:style-name="T6">"mysql:host=</text:span><text:span text:style-name="T8">$servername</text:span><text:span text:style-name="T6">;dbname=</text:span><text:span text:style-name="T8">$dbname</text:span><text:span text:style-name="T6">"</text:span>, <text:span text:style-name="T8">$username</text:span>, <text:span text:style-name="T8">$password</text:span>);</text:p>
      <text:p text:style-name="P11">// configurer le mode d'erreur PDO pour générer des exceptions</text:p>
      <text:p text:style-name="P6"><text:span text:style-name="T8">$conn</text:span>-&gt;<text:span text:style-name="T2">setAttribute</text:span>(<text:span text:style-name="T12">PDO</text:span>::ATTR_ERRMODE, <text:span text:style-name="T12">PDO</text:span>::ERRMODE_EXCEPTION);</text:p>
      <text:p text:style-name="P6">} <text:span text:style-name="T4">catch</text:span>(<text:span text:style-name="T12">PDOException</text:span> <text:span text:style-name="T8">$e</text:span>) {</text:p>
      <text:p text:style-name="P6"><text:span text:style-name="T2">echo</text:span> <text:span text:style-name="T6">"Erreur de connexion à la base de données: "</text:span> . <text:span text:style-name="T8">$e</text:span>-&gt;<text:span text:style-name="T2">getMessage</text:span>();</text:p>
      <text:p text:style-name="P6">}</text:p>
      <text:p text:style-name="P4">?&gt;</text:p>
      <text:p text:style-name="P4"/>
      <text:p text:style-name="P1">Toutes mes fonctions sont stockées dans un seul ficher nommé dao.php </text:p>
      <text:p text:style-name="P13"><text:span text:style-name="T14">Voici ma page plats.php </text:span><text:span text:style-name="T15">qui me donne tous les plats de ma base de données :</text:span></text:p>
      <text:p text:style-name="P20">&lt;!-- ICI MA PAGE TOUS LES PLATS: Avec tous les plats --&gt;</text:p>
      <text:p text:style-name="P24"/>
      <text:p text:style-name="P22">&lt;?php</text:p>
      <text:p text:style-name="P26"><text:span text:style-name="T4">require_once</text:span> (<text:span text:style-name="T6">"php/header.php"</text:span>);</text:p>
      <text:p text:style-name="P26"><text:span text:style-name="T4">require_once</text:span>(<text:span text:style-name="T6">"database.php"</text:span>);</text:p>
      <text:p text:style-name="P26"><text:span text:style-name="T8">$idCategorie</text:span> = <text:span text:style-name="T2">isset</text:span>(<text:span text:style-name="T8">$_GET</text:span>[<text:span text:style-name="T6">'id'</text:span>]) ? <text:span text:style-name="T8">$_GET</text:span>[<text:span text:style-name="T6">'id'</text:span>] : <text:span text:style-name="T10">null</text:span>;</text:p>
      <text:p text:style-name="P26"><text:span text:style-name="T8">$plats</text:span> = <text:span text:style-name="T2">getPlats</text:span>(<text:span text:style-name="T8">$conn</text:span>, <text:span text:style-name="T8">$idCategorie</text:span>);</text:p>
      <text:p text:style-name="P24"/>
      <text:p text:style-name="P18">// Vérifie si une catégorie est sélectionnée</text:p>
      <text:p text:style-name="P26"><text:span text:style-name="T4">if</text:span> (<text:span text:style-name="T2">isset</text:span>(<text:span text:style-name="T8">$_GET</text:span>[<text:span text:style-name="T6">'id'</text:span>])) {</text:p>
      <text:p text:style-name="P18">// Cache les boutons précédent et suivant</text:p>
      <text:p text:style-name="P26"><text:span text:style-name="T8">$hideButtons</text:span> = <text:span text:style-name="T10">true</text:span>;</text:p>
      <text:p text:style-name="P26">} <text:span text:style-name="T4">else</text:span> {</text:p>
      <text:p text:style-name="P26"><text:span text:style-name="T8">$hideButtons</text:span> = <text:span text:style-name="T10">false</text:span>;</text:p>
      <text:p text:style-name="P26">}</text:p>
      <text:p text:style-name="P26"><text:span text:style-name="T8">$categorie</text:span> = <text:span text:style-name="T2">getCategoryById</text:span>(<text:span text:style-name="T8">$conn</text:span>, <text:span text:style-name="T8">$idCategorie</text:span>);</text:p>
      <text:p text:style-name="P26"><text:span text:style-name="T10">?&gt;</text:span></text:p>
      <text:p text:style-name="P24"/>
      <text:p text:style-name="P26"><text:span text:style-name="T24">&lt;</text:span><text:span text:style-name="T10">body</text:span> <text:span text:style-name="T8">style</text:span>=<text:span text:style-name="T6">"background-color: #4A394a;"</text:span><text:span text:style-name="T24">&gt;</text:span></text:p>
      <text:p text:style-name="P24"/>
      <text:p text:style-name="P18">&lt;!-- Header --&gt;</text:p>
      <text:p text:style-name="P26"><text:span text:style-name="T24">&lt;</text:span><text:span text:style-name="T10">header</text:span> <text:span text:style-name="T8">class</text:span>=<text:span text:style-name="T6">"position-relative"</text:span><text:span text:style-name="T24">&gt;</text:span></text:p>
      <text:p text:style-name="P26"><text:span text:style-name="T24">&lt;</text:span><text:span text:style-name="T10">div</text:span> <text:span text:style-name="T8">class</text:span>=<text:span text:style-name="T6">"container-fluid"</text:span><text:span text:style-name="T24">&gt;</text:span></text:p>
      <text:p text:style-name="P26"><text:span text:style-name="T24">&lt;</text:span><text:span text:style-name="T10">div</text:span> <text:span text:style-name="T8">class</text:span>=<text:span text:style-name="T6">"row g-0"</text:span><text:span text:style-name="T24">&gt;</text:span></text:p>
      <text:p text:style-name="P26"><text:span text:style-name="T24">&lt;</text:span><text:span text:style-name="T10">video</text:span> <text:span text:style-name="T8">id</text:span>=<text:span text:style-name="T6">"video"</text:span> <text:span text:style-name="T8">class</text:span>=<text:span text:style-name="T6">"col-12"</text:span> <text:span text:style-name="T8">src</text:span>=<text:span text:style-name="T6">"images_the_district/11659-231758756_small.mp4"</text:span> <text:span text:style-name="T8">style</text:span>=<text:span text:style-name="T6">"width:100vmax; height: 20vmax;"</text:span> <text:span text:style-name="T8">playsinline</text:span> <text:span text:style-name="T8">autoplay</text:span> <text:span text:style-name="T8">loop</text:span> <text:span text:style-name="T8">muted</text:span><text:span text:style-name="T24">&gt;&lt;/</text:span><text:span text:style-name="T10">video</text:span><text:span text:style-name="T24">&gt;</text:span></text:p>
      <text:p text:style-name="P26"><text:soft-page-break/><text:span text:style-name="T24">&lt;/</text:span><text:span text:style-name="T10">div</text:span><text:span text:style-name="T24">&gt;</text:span></text:p>
      <text:p text:style-name="P26"><text:span text:style-name="T24">&lt;/</text:span><text:span text:style-name="T10">div</text:span><text:span text:style-name="T24">&gt;</text:span></text:p>
      <text:p text:style-name="P26"><text:span text:style-name="T24">&lt;/</text:span><text:span text:style-name="T10">header</text:span><text:span text:style-name="T24">&gt;</text:span></text:p>
      <text:p text:style-name="P24"/>
      <text:p text:style-name="P26"><text:span text:style-name="T24">&lt;</text:span><text:span text:style-name="T10">main</text:span> <text:span text:style-name="T8">class</text:span>=<text:span text:style-name="T6">"container-fluid mt-3 pt-5"</text:span><text:span text:style-name="T24">&gt;</text:span></text:p>
      <text:p text:style-name="P26"><text:span text:style-name="T24">&lt;</text:span><text:span text:style-name="T10">div</text:span> <text:span text:style-name="T8">class</text:span>=<text:span text:style-name="T6">"row justify-content-center"</text:span><text:span text:style-name="T24">&gt;</text:span></text:p>
      <text:p text:style-name="P26"><text:span text:style-name="T24">&lt;</text:span><text:span text:style-name="T10">div</text:span> <text:span text:style-name="T8">class</text:span>=<text:span text:style-name="T6">"col-md-8 col-lg-6"</text:span><text:span text:style-name="T24">&gt;</text:span></text:p>
      <text:p text:style-name="P26"><text:span text:style-name="T24">&lt;</text:span><text:span text:style-name="T10">h1</text:span> <text:span text:style-name="T8">class</text:span>=<text:span text:style-name="T6">"h5couleurcat text-center"</text:span><text:span text:style-name="T24">&gt;</text:span>LES PLATS: <text:span text:style-name="T10">&lt;?php</text:span> <text:span text:style-name="T2">echo</text:span> <text:span text:style-name="T8">$categorie</text:span>[<text:span text:style-name="T6">'libelle'</text:span>]; <text:span text:style-name="T10">?&gt;</text:span><text:span text:style-name="T24">&lt;/</text:span><text:span text:style-name="T10">h1</text:span><text:span text:style-name="T24">&gt;</text:span></text:p>
      <text:p text:style-name="P26"><text:span text:style-name="T24">&lt;/</text:span><text:span text:style-name="T10">div</text:span><text:span text:style-name="T24">&gt;</text:span></text:p>
      <text:p text:style-name="P26"><text:span text:style-name="T24">&lt;/</text:span><text:span text:style-name="T10">div</text:span><text:span text:style-name="T24">&gt;</text:span></text:p>
      <text:p text:style-name="P24"/>
      <text:p text:style-name="P18">&lt;!-- CAROUSEL AVEC 12 IMAGES DE TOUTES LES PLATS --&gt;</text:p>
      <text:p text:style-name="P26"><text:span text:style-name="T24">&lt;</text:span><text:span text:style-name="T10">div</text:span> <text:span text:style-name="T8">class</text:span>=<text:span text:style-name="T6">"row justify-content-center"</text:span><text:span text:style-name="T24">&gt;</text:span></text:p>
      <text:p text:style-name="P26"><text:span text:style-name="T24">&lt;</text:span><text:span text:style-name="T10">div</text:span> <text:span text:style-name="T8">class</text:span>=<text:span text:style-name="T6">"col-md-10 col-lg-8"</text:span><text:span text:style-name="T24">&gt;</text:span></text:p>
      <text:p text:style-name="P26"><text:span text:style-name="T24">&lt;</text:span><text:span text:style-name="T10">div</text:span> <text:span text:style-name="T8">id</text:span>=<text:span text:style-name="T6">"carouselExample"</text:span> <text:span text:style-name="T8">class</text:span>=<text:span text:style-name="T6">"carousel slide plats-container"</text:span> <text:span text:style-name="T8">data-bs-ride</text:span>=<text:span text:style-name="T6">"carousel"</text:span><text:span text:style-name="T24">&gt;</text:span></text:p>
      <text:p text:style-name="P26"><text:span text:style-name="T24">&lt;</text:span><text:span text:style-name="T10">div</text:span> <text:span text:style-name="T8">class</text:span>=<text:span text:style-name="T6">"carousel-inner"</text:span><text:span text:style-name="T24">&gt;</text:span></text:p>
      <text:p text:style-name="P26"><text:span text:style-name="T10">&lt;?php</text:span> <text:span text:style-name="T4">foreach</text:span>(<text:span text:style-name="T8">$plats</text:span> as <text:span text:style-name="T8">$key</text:span> =&gt; <text:span text:style-name="T8">$plat</text:span>) : <text:span text:style-name="T10">?&gt;</text:span></text:p>
      <text:p text:style-name="P26"><text:span text:style-name="T10">&lt;?php</text:span> <text:span text:style-name="T4">if</text:span>(<text:span text:style-name="T8">$key</text:span> % <text:span text:style-name="T26">4</text:span> === <text:span text:style-name="T26">0</text:span>) : <text:span text:style-name="T10">?&gt;</text:span></text:p>
      <text:p text:style-name="P26"><text:span text:style-name="T24">&lt;</text:span><text:span text:style-name="T10">div</text:span> <text:span text:style-name="T8">class</text:span>=<text:span text:style-name="T6">"carousel-item </text:span><text:span text:style-name="T10">&lt;?php</text:span> <text:span text:style-name="T2">echo</text:span> <text:span text:style-name="T8">$key</text:span> === <text:span text:style-name="T26">0</text:span> ? <text:span text:style-name="T6">'active'</text:span> : <text:span text:style-name="T6">''</text:span>; <text:span text:style-name="T10">?&gt;</text:span><text:span text:style-name="T6">"</text:span><text:span text:style-name="T24">&gt;</text:span></text:p>
      <text:p text:style-name="P26"><text:span text:style-name="T24">&lt;</text:span><text:span text:style-name="T10">div</text:span> <text:span text:style-name="T8">class</text:span>=<text:span text:style-name="T6">"card-group"</text:span><text:span text:style-name="T24">&gt;</text:span></text:p>
      <text:p text:style-name="P26"><text:span text:style-name="T10">&lt;?php</text:span> <text:span text:style-name="T4">endif</text:span>; <text:span text:style-name="T10">?&gt;</text:span></text:p>
      <text:p text:style-name="P24"/>
      <text:p text:style-name="P26"><text:span text:style-name="T24">&lt;</text:span><text:span text:style-name="T10">div</text:span> <text:span text:style-name="T8">class</text:span>=<text:span text:style-name="T6">"col-sm-3 p-3 bg-dark text-white"</text:span><text:span text:style-name="T24">&gt;</text:span></text:p>
      <text:p text:style-name="P26"><text:span text:style-name="T24">&lt;</text:span><text:span text:style-name="T10">img</text:span> <text:span text:style-name="T8">class</text:span>=<text:span text:style-name="T6">"rounded-circle mx-auto d-block"</text:span> <text:span text:style-name="T8">src</text:span>=<text:span text:style-name="T6">"Mesimages/</text:span><text:span text:style-name="T10">&lt;?php</text:span> <text:span text:style-name="T2">echo</text:span> <text:span text:style-name="T8">$plat</text:span>[<text:span text:style-name="T6">'image'</text:span>]; <text:span text:style-name="T10">?&gt;</text:span><text:span text:style-name="T6">"</text:span> <text:span text:style-name="T8">alt</text:span>=<text:span text:style-name="T6">"..."</text:span><text:span text:style-name="T24">&gt;</text:span></text:p>
      <text:p text:style-name="P26"><text:span text:style-name="T24">&lt;</text:span><text:span text:style-name="T10">div</text:span> <text:span text:style-name="T8">class</text:span>=<text:span text:style-name="T6">"card-body"</text:span><text:span text:style-name="T24">&gt;</text:span></text:p>
      <text:p text:style-name="P26"><text:span text:style-name="T24">&lt;</text:span><text:span text:style-name="T10">h5</text:span> <text:span text:style-name="T8">class</text:span>=<text:span text:style-name="T6">"card-title tailletitreplat"</text:span><text:span text:style-name="T24">&gt;</text:span><text:span text:style-name="T10">&lt;?php</text:span> <text:span text:style-name="T2">echo</text:span> <text:span text:style-name="T8">$plat</text:span>[<text:span text:style-name="T6">'libelle'</text:span>]; <text:span text:style-name="T10">?&gt;</text:span><text:span text:style-name="T24">&lt;/</text:span><text:span text:style-name="T10">h5</text:span><text:span text:style-name="T24">&gt;</text:span></text:p>
      <text:p text:style-name="P26"><text:span text:style-name="T24">&lt;</text:span><text:span text:style-name="T10">p</text:span> <text:span text:style-name="T8">class</text:span>=<text:span text:style-name="T6">"card-text tailledescriplat"</text:span><text:span text:style-name="T24">&gt;</text:span><text:span text:style-name="T10">&lt;?php</text:span> <text:span text:style-name="T2">echo</text:span> <text:span text:style-name="T8">$plat</text:span>[<text:span text:style-name="T6">'description'</text:span>]; <text:span text:style-name="T10">?&gt;</text:span><text:span text:style-name="T24">&lt;/</text:span><text:span text:style-name="T10">p</text:span><text:span text:style-name="T24">&gt;</text:span></text:p>
      <text:p text:style-name="P26"><text:span text:style-name="T24">&lt;</text:span><text:span text:style-name="T10">p</text:span> <text:span text:style-name="T8">class</text:span>=<text:span text:style-name="T6">"card-text tailledescriplat"</text:span><text:span text:style-name="T24">&gt;</text:span>Prix : <text:span text:style-name="T10">&lt;?php</text:span> <text:span text:style-name="T2">echo</text:span> <text:span text:style-name="T8">$plat</text:span>[<text:span text:style-name="T6">'prix'</text:span>]; <text:span text:style-name="T10">?&gt;</text:span> €<text:span text:style-name="T24">&lt;/</text:span><text:span text:style-name="T10">p</text:span><text:span text:style-name="T24">&gt;</text:span></text:p>
      <text:p text:style-name="P26"><text:span text:style-name="T24">&lt;</text:span><text:span text:style-name="T10">a</text:span> <text:span text:style-name="T8">href</text:span>=<text:span text:style-name="T6">"commande.php?id=</text:span><text:span text:style-name="T10">&lt;?php</text:span> <text:span text:style-name="T2">echo</text:span> <text:span text:style-name="T8">$plat</text:span>[<text:span text:style-name="T6">'id'</text:span>]; <text:span text:style-name="T10">?&gt;</text:span><text:span text:style-name="T6">"</text:span> <text:span text:style-name="T8">class</text:span>=<text:span text:style-name="T6">"btn btn-primary tailletextcommand"</text:span><text:span text:style-name="T24">&gt;</text:span>Commander<text:span text:style-name="T24">&lt;/</text:span><text:span text:style-name="T10">a</text:span><text:span text:style-name="T24">&gt;</text:span></text:p>
      <text:p text:style-name="P26"><text:span text:style-name="T24">&lt;/</text:span><text:span text:style-name="T10">div</text:span><text:span text:style-name="T24">&gt;</text:span></text:p>
      <text:p text:style-name="P26"><text:span text:style-name="T24">&lt;/</text:span><text:span text:style-name="T10">div</text:span><text:span text:style-name="T24">&gt;</text:span></text:p>
      <text:p text:style-name="P24"/>
      <text:p text:style-name="P26"><text:span text:style-name="T10">&lt;?php</text:span> <text:span text:style-name="T4">if</text:span>((<text:span text:style-name="T8">$key</text:span>+<text:span text:style-name="T26">1</text:span>) % <text:span text:style-name="T26">4</text:span> === <text:span text:style-name="T26">0</text:span> || <text:span text:style-name="T8">$key</text:span> === <text:span text:style-name="T2">count</text:span>(<text:span text:style-name="T8">$plats</text:span>)-<text:span text:style-name="T26">1</text:span>) : <text:span text:style-name="T10">?&gt;</text:span></text:p>
      <text:p text:style-name="P26"><text:span text:style-name="T24">&lt;/</text:span><text:span text:style-name="T10">div</text:span><text:span text:style-name="T24">&gt;</text:span></text:p>
      <text:p text:style-name="P26"><text:span text:style-name="T24">&lt;/</text:span><text:span text:style-name="T10">div</text:span><text:span text:style-name="T24">&gt;</text:span></text:p>
      <text:p text:style-name="P26"><text:span text:style-name="T10">&lt;?php</text:span> <text:span text:style-name="T4">endif</text:span>; <text:span text:style-name="T10">?&gt;</text:span></text:p>
      <text:p text:style-name="P24"/>
      <text:p text:style-name="P26"><text:span text:style-name="T10">&lt;?php</text:span> <text:span text:style-name="T4">endforeach</text:span>; <text:span text:style-name="T10">?&gt;</text:span></text:p>
      <text:p text:style-name="P26"><text:span text:style-name="T24">&lt;/</text:span><text:span text:style-name="T10">div</text:span><text:span text:style-name="T24">&gt;</text:span></text:p>
      <text:p text:style-name="P24"/>
      <text:p text:style-name="P18">&lt;!-- Boutons de carousel: j'y ai intégré du php pour masquer le bouton quand je clique sur une catégorie de plats de la page index.php --&gt;</text:p>
      <text:p text:style-name="P26"><text:span text:style-name="T24">&lt;</text:span><text:span text:style-name="T10">div</text:span> <text:span text:style-name="T8">class</text:span>=<text:span text:style-name="T6">"carousel-controls moncarousselcat"</text:span><text:span text:style-name="T24">&gt;</text:span></text:p>
      <text:p text:style-name="P26"><text:span text:style-name="T24">&lt;</text:span><text:span text:style-name="T10">button</text:span> <text:span text:style-name="T8">class</text:span>=<text:span text:style-name="T6">"carousel-control-prev moncarousselcatprev"</text:span> <text:span text:style-name="T8">id</text:span>=<text:span text:style-name="T6">"carouselcatprec"</text:span> <text:span text:style-name="T8">type</text:span>=<text:span text:style-name="T6">"button"</text:span> <text:span text:style-name="T8">data-bs-target</text:span>=<text:span text:style-name="T6">"#carouselExample"</text:span> <text:span text:style-name="T8">data-bs-slide</text:span>=<text:span text:style-name="T6">"prev"</text:span><text:span text:style-name="T24">&gt;</text:span></text:p>
      <text:p text:style-name="P26"><text:span text:style-name="T24">&lt;</text:span><text:span text:style-name="T10">span</text:span> <text:span text:style-name="T8">class</text:span>=<text:span text:style-name="T6">"carousel-control-prev-icon"</text:span> <text:span text:style-name="T8">aria-hidden</text:span>=<text:span text:style-name="T6">"true"</text:span><text:span text:style-name="T24">&gt;&lt;/</text:span><text:span text:style-name="T10">span</text:span><text:span text:style-name="T24">&gt;</text:span></text:p>
      <text:p text:style-name="P26"><text:soft-page-break/><text:span text:style-name="T10">&lt;?php</text:span> <text:span text:style-name="T4">if</text:span> (!<text:span text:style-name="T8">$hideButtons</text:span>) { <text:span text:style-name="T10">?&gt;</text:span><text:span text:style-name="T24">&lt;</text:span><text:span text:style-name="T10">button</text:span> <text:span text:style-name="T8">class</text:span>=<text:span text:style-name="T6">"btn btn-secondary bg-dark rounded-4 col-sm-1 espacebouton"</text:span> <text:span text:style-name="T8">onclick</text:span>=<text:span text:style-name="T6">"</text:span><text:span text:style-name="T2">precedent</text:span><text:span text:style-name="T6">()"</text:span> <text:span text:style-name="T8">type</text:span>=<text:span text:style-name="T6">"button"</text:span><text:span text:style-name="T24">&gt;</text:span>Précédent<text:span text:style-name="T24">&lt;/</text:span><text:span text:style-name="T10">button</text:span><text:span text:style-name="T24">&gt;</text:span></text:p>
      <text:p text:style-name="P26"><text:span text:style-name="T24">&lt;/</text:span><text:span text:style-name="T10">button</text:span><text:span text:style-name="T24">&gt;</text:span></text:p>
      <text:p text:style-name="P26"><text:span text:style-name="T24">&lt;</text:span><text:span text:style-name="T10">button</text:span> <text:span text:style-name="T8">class</text:span>=<text:span text:style-name="T6">"carousel-control-next"</text:span> <text:span text:style-name="T8">id</text:span>=<text:span text:style-name="T6">"carouselcatsuiv"</text:span> <text:span text:style-name="T8">type</text:span>=<text:span text:style-name="T6">"button"</text:span> <text:span text:style-name="T8">data-bs-target</text:span>=<text:span text:style-name="T6">"#carouselExample"</text:span> <text:span text:style-name="T8">data-bs-slide</text:span>=<text:span text:style-name="T6">"next"</text:span><text:span text:style-name="T24">&gt;</text:span></text:p>
      <text:p text:style-name="P26"><text:span text:style-name="T24">&lt;</text:span><text:span text:style-name="T10">span</text:span> <text:span text:style-name="T8">class</text:span>=<text:span text:style-name="T6">"carousel-control-next-icon"</text:span> <text:span text:style-name="T8">aria-hidden</text:span>=<text:span text:style-name="T6">"true"</text:span><text:span text:style-name="T24">&gt;&lt;/</text:span><text:span text:style-name="T10">span</text:span><text:span text:style-name="T24">&gt;</text:span></text:p>
      <text:p text:style-name="P26"><text:span text:style-name="T24">&lt;</text:span><text:span text:style-name="T10">button</text:span> <text:span text:style-name="T8">class</text:span>=<text:span text:style-name="T6">"btn btn-secondary bg-dark rounded-4 col-sm-1 espacebouton"</text:span> <text:span text:style-name="T8">onclick</text:span>=<text:span text:style-name="T6">"</text:span><text:span text:style-name="T2">suivant</text:span><text:span text:style-name="T6">()"</text:span> <text:span text:style-name="T8">type</text:span>=<text:span text:style-name="T6">"button"</text:span><text:span text:style-name="T24">&gt;</text:span>Suivant<text:span text:style-name="T24">&lt;/</text:span><text:span text:style-name="T10">button</text:span><text:span text:style-name="T24">&gt;</text:span><text:span text:style-name="T10">&lt;?php</text:span> } <text:span text:style-name="T10">?&gt;</text:span></text:p>
      <text:p text:style-name="P26"><text:span text:style-name="T24">&lt;/</text:span><text:span text:style-name="T10">button</text:span><text:span text:style-name="T24">&gt;</text:span></text:p>
      <text:p text:style-name="P26"><text:span text:style-name="T24">&lt;/</text:span><text:span text:style-name="T10">div</text:span><text:span text:style-name="T24">&gt;</text:span></text:p>
      <text:p text:style-name="P26"><text:span text:style-name="T24">&lt;/</text:span><text:span text:style-name="T10">div</text:span><text:span text:style-name="T24">&gt;</text:span></text:p>
      <text:p text:style-name="P26"><text:span text:style-name="T24">&lt;/</text:span><text:span text:style-name="T10">div</text:span><text:span text:style-name="T24">&gt;</text:span></text:p>
      <text:p text:style-name="P26"><text:span text:style-name="T24">&lt;/</text:span><text:span text:style-name="T10">div</text:span><text:span text:style-name="T24">&gt;</text:span></text:p>
      <text:p text:style-name="P26"><text:span text:style-name="T24">&lt;/</text:span><text:span text:style-name="T10">main</text:span><text:span text:style-name="T24">&gt;</text:span></text:p>
      <text:p text:style-name="P24"/>
      <text:p text:style-name="P18">&lt;!-- ICI MON FOOTER OU PIED DE PAGE AVEC LES LOGOS --&gt;</text:p>
      <text:p text:style-name="P22">&lt;?php</text:p>
      <text:p text:style-name="P26"><text:span text:style-name="T4">require_once</text:span> (<text:span text:style-name="T6">'php/footer.php'</text:span>);<text:span text:style-name="T10">?&gt;</text:span></text:p>
      <text:p text:style-name="P27"><text:line-break/></text:p>
      <text:p text:style-name="P18">&lt;!-- Ce script est fait pour masquer les boutons précédent et suivant quand je clique sur une catégorie de plats de la page index.php --&gt;</text:p>
      <text:p text:style-name="P26"><text:span text:style-name="T24">&lt;</text:span><text:span text:style-name="T10">script</text:span><text:span text:style-name="T24">&gt;</text:span></text:p>
      <text:p text:style-name="P26"><text:span text:style-name="T10">const</text:span> <text:span text:style-name="T27">hideButtons</text:span> = <text:span text:style-name="T10">&lt;?php</text:span> <text:span text:style-name="T2">echo</text:span> <text:span text:style-name="T2">isset</text:span>(<text:span text:style-name="T8">$_GET</text:span>[<text:span text:style-name="T6">'id'</text:span>]) ? <text:span text:style-name="T6">'true'</text:span> : <text:span text:style-name="T6">'false'</text:span>; <text:span text:style-name="T10">?&gt;</text:span>;</text:p>
      <text:p text:style-name="P26"><text:span text:style-name="T4">if</text:span> (<text:span text:style-name="T8">hideButtons</text:span>) {</text:p>
      <text:p text:style-name="P26"><text:span text:style-name="T8">document</text:span>.<text:span text:style-name="T2">querySelector</text:span>(<text:span text:style-name="T6">'.prev'</text:span>).<text:span text:style-name="T8">style</text:span>.<text:span text:style-name="T8">display</text:span> = <text:span text:style-name="T6">'none'</text:span>;</text:p>
      <text:p text:style-name="P26"><text:span text:style-name="T8">document</text:span>.<text:span text:style-name="T2">querySelector</text:span>(<text:span text:style-name="T6">'.next'</text:span>).<text:span text:style-name="T8">style</text:span>.<text:span text:style-name="T8">display</text:span> = <text:span text:style-name="T6">'none'</text:span>;</text:p>
      <text:p text:style-name="P26">}</text:p>
      <text:p text:style-name="P26"><text:span text:style-name="T24">&lt;/</text:span><text:span text:style-name="T10">script</text:span><text:span text:style-name="T24">&gt;</text:span></text:p>
      <text:p text:style-name="P28"/>
      <text:p text:style-name="P10"/>
      <text:p text:style-name="P13"/>
      <text:p text:style-name="P13"/>
      <text:p text:style-name="P17"><text:span text:style-name="T14">Voici ma page </text:span><text:span text:style-name="T22">commande</text:span><text:span text:style-name="T14">.php </text:span><text:span text:style-name="T15">qui me </text:span><text:span text:style-name="T22">donne mes</text:span><text:span text:style-name="T15"> plats </text:span><text:span text:style-name="T22">commandés (avec l’image du plat, le libellé du plat, le descriptif, la quantité) :</text:span></text:p>
      <text:p text:style-name="P19">&lt;!-- ICI MA PAGE COMMANDE.PHP--&gt;</text:p>
      <text:p text:style-name="P23"/>
      <text:p text:style-name="P18">&lt;!--Mon header --&gt;</text:p>
      <text:p text:style-name="P22">&lt;?php</text:p>
      <text:p text:style-name="P26"><text:span text:style-name="T4">require_once</text:span> (<text:span text:style-name="T6">"php/header.php"</text:span>);</text:p>
      <text:p text:style-name="P26"><text:span text:style-name="T4">require_once</text:span>(<text:span text:style-name="T6">"database.php"</text:span>);</text:p>
      <text:p text:style-name="P24"/>
      <text:p text:style-name="P26"><text:span text:style-name="T10">?&gt;</text:span></text:p>
      <text:p text:style-name="P24"/>
      <text:p text:style-name="P26"><text:span text:style-name="T24">&lt;</text:span><text:span text:style-name="T10">body</text:span> <text:span text:style-name="T8">style</text:span>=<text:span text:style-name="T6">"background-color: #4A394a;"</text:span><text:span text:style-name="T24">&gt;</text:span></text:p>
      <text:p text:style-name="P26"><text:span text:style-name="T24">&lt;</text:span><text:span text:style-name="T10">main</text:span><text:span text:style-name="T24">&gt;</text:span></text:p>
      <text:p text:style-name="P26"><text:span text:style-name="T24">&lt;</text:span><text:span text:style-name="T10">br</text:span><text:span text:style-name="T24">&gt;</text:span></text:p>
      <text:p text:style-name="P26"><text:span text:style-name="T24">&lt;</text:span><text:span text:style-name="T10">h1</text:span> <text:span text:style-name="T8">class</text:span>=<text:span text:style-name="T6">"text-center"</text:span><text:span text:style-name="T24">&gt;</text:span>ASIATIQUE<text:span text:style-name="T24">&lt;/</text:span><text:span text:style-name="T10">h1</text:span><text:span text:style-name="T24">&gt;&lt;</text:span><text:span text:style-name="T10">br</text:span><text:span text:style-name="T24">&gt;</text:span></text:p>
      <text:p text:style-name="P26"><text:soft-page-break/><text:span text:style-name="T24">&lt;</text:span><text:span text:style-name="T10">div</text:span> <text:span text:style-name="T8">class</text:span>=<text:span text:style-name="T6">"container row d-flex justify-content-evenly mx-auto p-2"</text:span> <text:span text:style-name="T8">style</text:span>=<text:span text:style-name="T6">"background-color: #4A394a;"</text:span><text:span text:style-name="T24">&gt;</text:span></text:p>
      <text:p text:style-name="P18">&lt;!-- Bloc de cards --&gt;</text:p>
      <text:p text:style-name="P26"><text:span text:style-name="T24">&lt;</text:span><text:span text:style-name="T10">div</text:span> <text:span text:style-name="T8">class</text:span>=<text:span text:style-name="T6">"card mb-3 bg-primary col-6"</text:span> <text:span text:style-name="T8">style</text:span>=<text:span text:style-name="T6">"max-width: 540px;"</text:span><text:span text:style-name="T24">&gt;</text:span></text:p>
      <text:p text:style-name="P26"><text:span text:style-name="T24">&lt;</text:span><text:span text:style-name="T10">div</text:span> <text:span text:style-name="T8">class</text:span>=<text:span text:style-name="T6">"row g-0"</text:span><text:span text:style-name="T24">&gt;</text:span></text:p>
      <text:p text:style-name="P26"><text:span text:style-name="T24">&lt;</text:span><text:span text:style-name="T10">div</text:span> <text:span text:style-name="T8">class</text:span>=<text:span text:style-name="T6">"col-md-4"</text:span><text:span text:style-name="T24">&gt;</text:span></text:p>
      <text:p text:style-name="P26"><text:span text:style-name="T24">&lt;</text:span><text:span text:style-name="T10">img</text:span> <text:span text:style-name="T8">src</text:span>=<text:span text:style-name="T6">"Mesimages/Asiannouillesviande.jpeg"</text:span> <text:span text:style-name="T8">class</text:span>=<text:span text:style-name="T6">"img-fluid rounded-pill"</text:span> <text:span text:style-name="T8">alt</text:span>=<text:span text:style-name="T6">"..."</text:span><text:span text:style-name="T24">&gt;</text:span></text:p>
      <text:p text:style-name="P26"><text:span text:style-name="T24">&lt;/</text:span><text:span text:style-name="T10">div</text:span><text:span text:style-name="T24">&gt;</text:span></text:p>
      <text:p text:style-name="P26"><text:span text:style-name="T24">&lt;</text:span><text:span text:style-name="T10">div</text:span> <text:span text:style-name="T8">class</text:span>=<text:span text:style-name="T6">"col-md-6"</text:span><text:span text:style-name="T24">&gt;</text:span></text:p>
      <text:p text:style-name="P26"><text:span text:style-name="T24">&lt;</text:span><text:span text:style-name="T10">div</text:span> <text:span text:style-name="T8">class</text:span>=<text:span text:style-name="T6">"card-body"</text:span><text:span text:style-name="T24">&gt;</text:span></text:p>
      <text:p text:style-name="P26"><text:span text:style-name="T24">&lt;</text:span><text:span text:style-name="T10">h5</text:span> <text:span text:style-name="T8">class</text:span>=<text:span text:style-name="T6">"card-title"</text:span><text:span text:style-name="T24">&gt;</text:span> <text:span text:style-name="T24">&lt;/</text:span><text:span text:style-name="T10">h5</text:span><text:span text:style-name="T24">&gt;</text:span></text:p>
      <text:p text:style-name="P26"><text:span text:style-name="T24">&lt;</text:span><text:span text:style-name="T10">p</text:span> <text:span text:style-name="T8">class</text:span>=<text:span text:style-name="T6">"card-text"</text:span><text:span text:style-name="T24">&gt;&lt;/</text:span><text:span text:style-name="T10">p</text:span><text:span text:style-name="T24">&gt;</text:span></text:p>
      <text:p text:style-name="P18">&lt;!-- Dropdown pour choisir la quantité --&gt;</text:p>
      <text:p text:style-name="P26"><text:span text:style-name="T24">&lt;</text:span><text:span text:style-name="T10">div</text:span> <text:span text:style-name="T8">class</text:span>=<text:span text:style-name="T6">"dropdown"</text:span><text:span text:style-name="T24">&gt;</text:span></text:p>
      <text:p text:style-name="P26"><text:span text:style-name="T24">&lt;</text:span><text:span text:style-name="T10">button</text:span> <text:span text:style-name="T8">type</text:span>=<text:span text:style-name="T6">"button"</text:span> <text:span text:style-name="T8">class</text:span>=<text:span text:style-name="T6">"btn btn-primary text-body btnquantite"</text:span><text:span text:style-name="T24">&gt;</text:span>Quantité<text:span text:style-name="T24">&lt;/</text:span><text:span text:style-name="T10">button</text:span><text:span text:style-name="T24">&gt;</text:span></text:p>
      <text:p text:style-name="P26"><text:span text:style-name="T24">&lt;</text:span><text:span text:style-name="T10">select</text:span> <text:span text:style-name="T8">class</text:span>=<text:span text:style-name="T6">"custom-select text-body btnselectcommande"</text:span> <text:span text:style-name="T8">id</text:span>=<text:span text:style-name="T6">"validationCustom04"</text:span> <text:span text:style-name="T8">required</text:span><text:span text:style-name="T24">&gt;</text:span></text:p>
      <text:p text:style-name="P26"><text:span text:style-name="T24">&lt;</text:span><text:span text:style-name="T10">option</text:span> <text:span text:style-name="T8">value</text:span>=<text:span text:style-name="T6">"1"</text:span> <text:span text:style-name="T8">selected</text:span><text:span text:style-name="T24">&gt;</text:span>1<text:span text:style-name="T24">&lt;/</text:span><text:span text:style-name="T10">option</text:span><text:span text:style-name="T24">&gt;</text:span></text:p>
      <text:p text:style-name="P26"><text:span text:style-name="T24">&lt;</text:span><text:span text:style-name="T10">option</text:span> <text:span text:style-name="T8">value</text:span>=<text:span text:style-name="T6">"2"</text:span><text:span text:style-name="T24">&gt;</text:span>2<text:span text:style-name="T24">&lt;/</text:span><text:span text:style-name="T10">option</text:span><text:span text:style-name="T24">&gt;</text:span></text:p>
      <text:p text:style-name="P26"><text:span text:style-name="T24">&lt;</text:span><text:span text:style-name="T10">option</text:span> <text:span text:style-name="T8">value</text:span>=<text:span text:style-name="T6">"3"</text:span><text:span text:style-name="T24">&gt;</text:span>3<text:span text:style-name="T24">&lt;/</text:span><text:span text:style-name="T10">option</text:span><text:span text:style-name="T24">&gt;</text:span></text:p>
      <text:p text:style-name="P26"><text:span text:style-name="T24">&lt;</text:span><text:span text:style-name="T10">option</text:span> <text:span text:style-name="T8">value</text:span>=<text:span text:style-name="T6">"4"</text:span><text:span text:style-name="T24">&gt;</text:span>4<text:span text:style-name="T24">&lt;/</text:span><text:span text:style-name="T10">option</text:span><text:span text:style-name="T24">&gt;</text:span></text:p>
      <text:p text:style-name="P26"><text:span text:style-name="T24">&lt;</text:span><text:span text:style-name="T10">option</text:span> <text:span text:style-name="T8">value</text:span>=<text:span text:style-name="T6">"5"</text:span><text:span text:style-name="T24">&gt;</text:span>5<text:span text:style-name="T24">&lt;/</text:span><text:span text:style-name="T10">option</text:span><text:span text:style-name="T24">&gt;</text:span></text:p>
      <text:p text:style-name="P26"><text:span text:style-name="T24">&lt;</text:span><text:span text:style-name="T10">option</text:span> <text:span text:style-name="T8">value</text:span>=<text:span text:style-name="T6">"6"</text:span><text:span text:style-name="T24">&gt;</text:span>6<text:span text:style-name="T24">&lt;/</text:span><text:span text:style-name="T10">option</text:span><text:span text:style-name="T24">&gt;</text:span></text:p>
      <text:p text:style-name="P26"><text:span text:style-name="T24">&lt;/</text:span><text:span text:style-name="T10">select</text:span><text:span text:style-name="T24">&gt;&lt;/</text:span><text:span text:style-name="T10">div</text:span><text:span text:style-name="T24">&gt;</text:span></text:p>
      <text:p text:style-name="P26"><text:span text:style-name="T24">&lt;/</text:span><text:span text:style-name="T10">div</text:span><text:span text:style-name="T24">&gt;</text:span></text:p>
      <text:p text:style-name="P26"><text:span text:style-name="T24">&lt;/</text:span><text:span text:style-name="T10">div</text:span><text:span text:style-name="T24">&gt;</text:span></text:p>
      <text:p text:style-name="P26"><text:span text:style-name="T24">&lt;/</text:span><text:span text:style-name="T10">div</text:span><text:span text:style-name="T24">&gt;</text:span></text:p>
      <text:p text:style-name="P26"><text:span text:style-name="T24">&lt;/</text:span><text:span text:style-name="T10">div</text:span><text:span text:style-name="T24">&gt;</text:span></text:p>
      <text:p text:style-name="P26"><text:span text:style-name="T24">&lt;/</text:span><text:span text:style-name="T10">div</text:span><text:span text:style-name="T24">&gt;</text:span></text:p>
      <text:p text:style-name="P26"><text:span text:style-name="T24">&lt;/</text:span><text:span text:style-name="T10">div</text:span><text:span text:style-name="T24">&gt;</text:span></text:p>
      <text:p text:style-name="P24"/>
      <text:p text:style-name="P18">&lt;!-- Formulaire de commande --&gt;</text:p>
      <text:p text:style-name="P26"><text:span text:style-name="T24">&lt;</text:span><text:span text:style-name="T10">div</text:span> <text:span text:style-name="T8">class</text:span>=<text:span text:style-name="T6">"container mt-5 pt-5"</text:span><text:span text:style-name="T24">&gt;</text:span></text:p>
      <text:p text:style-name="P26"><text:span text:style-name="T24">&lt;</text:span><text:span text:style-name="T10">form</text:span> <text:span text:style-name="T8">class</text:span>=<text:span text:style-name="T6">"row g-3 bordure"</text:span> <text:span text:style-name="T8">novalidate</text:span> <text:span text:style-name="T8">action</text:span>=<text:span text:style-name="T6">"</text:span><text:span text:style-name="T10">&lt;?php</text:span> <text:span text:style-name="T2">echo</text:span> <text:span text:style-name="T8">$_SERVER</text:span>[<text:span text:style-name="T6">'PHP_SELF'</text:span>]; <text:span text:style-name="T10">?&gt;</text:span><text:span text:style-name="T6">"</text:span> <text:span text:style-name="T8">method</text:span>=<text:span text:style-name="T6">"post"</text:span><text:span text:style-name="T24">&gt;</text:span></text:p>
      <text:p text:style-name="P18">&lt;!-- Champs du formulaire --&gt;</text:p>
      <text:p text:style-name="P26"><text:span text:style-name="T24">&lt;</text:span><text:span text:style-name="T10">div</text:span> <text:span text:style-name="T8">class</text:span>=<text:span text:style-name="T6">"col-md-12"</text:span><text:span text:style-name="T24">&gt;</text:span></text:p>
      <text:p text:style-name="P26"><text:span text:style-name="T24">&lt;</text:span><text:span text:style-name="T10">label</text:span> <text:span text:style-name="T8">for</text:span>=<text:span text:style-name="T6">"nomprenom"</text:span> <text:span text:style-name="T8">class</text:span>=<text:span text:style-name="T6">"form-label"</text:span><text:span text:style-name="T24">&gt;&lt;</text:span><text:span text:style-name="T10">strong</text:span><text:span text:style-name="T24">&gt;</text:span>Nom et prénom<text:span text:style-name="T24">&lt;/</text:span><text:span text:style-name="T10">strong</text:span><text:span text:style-name="T24">&gt;&lt;/</text:span><text:span text:style-name="T10">label</text:span><text:span text:style-name="T24">&gt;</text:span></text:p>
      <text:p text:style-name="P26"><text:span text:style-name="T24">&lt;</text:span><text:span text:style-name="T10">input</text:span> <text:span text:style-name="T8">type</text:span>=<text:span text:style-name="T6">"text"</text:span> <text:span text:style-name="T8">class</text:span>=<text:span text:style-name="T6">"form-control"</text:span> <text:span text:style-name="T8">id</text:span>=<text:span text:style-name="T6">"nometprenom"</text:span> <text:span text:style-name="T8">name</text:span>=<text:span text:style-name="T6">"nomprenom"</text:span><text:span text:style-name="T24">&gt;</text:span></text:p>
      <text:p text:style-name="P26"><text:span text:style-name="T24">&lt;</text:span><text:span text:style-name="T10">span</text:span> <text:span text:style-name="T8">aria-label</text:span>=<text:span text:style-name="T6">"required"</text:span><text:span text:style-name="T24">&gt;</text:span>Ce champ est obligatoire<text:span text:style-name="T24">&lt;/</text:span><text:span text:style-name="T10">span</text:span><text:span text:style-name="T24">&gt;</text:span></text:p>
      <text:p text:style-name="P26"><text:span text:style-name="T24">&lt;/</text:span><text:span text:style-name="T10">div</text:span><text:span text:style-name="T24">&gt;</text:span></text:p>
      <text:p text:style-name="P26"><text:span text:style-name="T24">&lt;</text:span><text:span text:style-name="T10">div</text:span> <text:span text:style-name="T8">class</text:span>=<text:span text:style-name="T6">"col-md-6"</text:span><text:span text:style-name="T24">&gt;</text:span></text:p>
      <text:p text:style-name="P26"><text:span text:style-name="T24">&lt;</text:span><text:span text:style-name="T10">label</text:span> <text:span text:style-name="T8">for</text:span>=<text:span text:style-name="T6">"email"</text:span> <text:span text:style-name="T8">class</text:span>=<text:span text:style-name="T6">"form-label"</text:span><text:span text:style-name="T24">&gt;&lt;</text:span><text:span text:style-name="T10">strong</text:span><text:span text:style-name="T24">&gt;</text:span>Email<text:span text:style-name="T24">&lt;/</text:span><text:span text:style-name="T10">strong</text:span><text:span text:style-name="T24">&gt;&lt;/</text:span><text:span text:style-name="T10">label</text:span><text:span text:style-name="T24">&gt;</text:span></text:p>
      <text:p text:style-name="P26"><text:span text:style-name="T24">&lt;</text:span><text:span text:style-name="T10">input</text:span> <text:span text:style-name="T8">type</text:span>=<text:span text:style-name="T6">"email"</text:span> <text:span text:style-name="T8">class</text:span>=<text:span text:style-name="T6">"form-control inputcontact"</text:span> <text:span text:style-name="T8">id</text:span>=<text:span text:style-name="T6">"votreemail"</text:span> <text:span text:style-name="T8">name</text:span>=<text:span text:style-name="T6">"mail"</text:span> <text:span text:style-name="T8">placeholder</text:span>=<text:span text:style-name="T6">"dave.loper@afpa.fr"</text:span> <text:span text:style-name="T8">required</text:span><text:span text:style-name="T24">&gt;</text:span></text:p>
      <text:p text:style-name="P26"><text:span text:style-name="T24">&lt;</text:span><text:span text:style-name="T10">span</text:span> <text:span text:style-name="T8">aria-label</text:span>=<text:span text:style-name="T6">"required"</text:span><text:span text:style-name="T24">&gt;</text:span>Ce champ est obligatoire<text:span text:style-name="T24">&lt;/</text:span><text:span text:style-name="T10">span</text:span><text:span text:style-name="T24">&gt;</text:span></text:p>
      <text:p text:style-name="P26"><text:span text:style-name="T24">&lt;/</text:span><text:span text:style-name="T10">div</text:span><text:span text:style-name="T24">&gt;</text:span></text:p>
      <text:p text:style-name="P26"><text:span text:style-name="T24">&lt;</text:span><text:span text:style-name="T10">div</text:span> <text:span text:style-name="T8">class</text:span>=<text:span text:style-name="T6">"col-md-6"</text:span><text:span text:style-name="T24">&gt;</text:span></text:p>
      <text:p text:style-name="P26"><text:span text:style-name="T24">&lt;</text:span><text:span text:style-name="T10">label</text:span> <text:span text:style-name="T8">for</text:span>=<text:span text:style-name="T6">"phonenumber"</text:span> <text:span text:style-name="T8">class</text:span>=<text:span text:style-name="T6">"form-label"</text:span><text:span text:style-name="T24">&gt;&lt;</text:span><text:span text:style-name="T10">strong</text:span><text:span text:style-name="T24">&gt;</text:span>Téléphone<text:span text:style-name="T24">&lt;/</text:span><text:span text:style-name="T10">strong</text:span><text:span text:style-name="T24">&gt;&lt;/</text:span><text:span text:style-name="T10">label</text:span><text:span text:style-name="T24">&gt;</text:span></text:p>
      <text:p text:style-name="P26"><text:soft-page-break/><text:span text:style-name="T24">&lt;</text:span><text:span text:style-name="T10">input</text:span> <text:span text:style-name="T8">type</text:span>=<text:span text:style-name="T6">"tel"</text:span> <text:span text:style-name="T8">class</text:span>=<text:span text:style-name="T6">"form-control inputcontact"</text:span> <text:span text:style-name="T8">id</text:span>=<text:span text:style-name="T6">"phone"</text:span> <text:span text:style-name="T8">name</text:span>=<text:span text:style-name="T6">"phone2"</text:span> <text:span text:style-name="T8">placeholder</text:span>=<text:span text:style-name="T6">"01 23 45 67 89"</text:span><text:span text:style-name="T24">&gt;</text:span></text:p>
      <text:p text:style-name="P26"><text:span text:style-name="T24">&lt;</text:span><text:span text:style-name="T10">span</text:span> <text:span text:style-name="T8">aria-label</text:span>=<text:span text:style-name="T6">"required"</text:span><text:span text:style-name="T24">&gt;</text:span>Ce champ est obligatoire<text:span text:style-name="T24">&lt;/</text:span><text:span text:style-name="T10">span</text:span><text:span text:style-name="T24">&gt;</text:span></text:p>
      <text:p text:style-name="P26"><text:span text:style-name="T24">&lt;/</text:span><text:span text:style-name="T10">div</text:span><text:span text:style-name="T24">&gt;</text:span></text:p>
      <text:p text:style-name="P26"><text:span text:style-name="T24">&lt;</text:span><text:span text:style-name="T10">div</text:span> <text:span text:style-name="T8">class</text:span>=<text:span text:style-name="T6">"col-md-12"</text:span><text:span text:style-name="T24">&gt;</text:span></text:p>
      <text:p text:style-name="P26"><text:span text:style-name="T24">&lt;</text:span><text:span text:style-name="T10">label</text:span> <text:span text:style-name="T8">for</text:span>=<text:span text:style-name="T6">"votreadresse"</text:span> <text:span text:style-name="T8">class</text:span>=<text:span text:style-name="T6">"form-label"</text:span><text:span text:style-name="T24">&gt;&lt;</text:span><text:span text:style-name="T10">strong</text:span><text:span text:style-name="T24">&gt;</text:span>Votre adresse<text:span text:style-name="T24">&lt;/</text:span><text:span text:style-name="T10">strong</text:span><text:span text:style-name="T24">&gt;&lt;/</text:span><text:span text:style-name="T10">label</text:span><text:span text:style-name="T24">&gt;</text:span></text:p>
      <text:p text:style-name="P26"><text:span text:style-name="T24">&lt;</text:span><text:span text:style-name="T10">textarea</text:span> <text:span text:style-name="T8">class</text:span>=<text:span text:style-name="T6">"form-control"</text:span> <text:span text:style-name="T8">id</text:span>=<text:span text:style-name="T6">"votreadresse"</text:span> <text:span text:style-name="T8">rows</text:span>=<text:span text:style-name="T6">"3"</text:span> <text:span text:style-name="T8">name</text:span>=<text:span text:style-name="T6">"adresse"</text:span> <text:span text:style-name="T8">placeholder</text:span>=<text:span text:style-name="T6">"Une adresse de livraison"</text:span> <text:span text:style-name="T8">required</text:span><text:span text:style-name="T24">&gt;&lt;/</text:span><text:span text:style-name="T10">textarea</text:span><text:span text:style-name="T24">&gt;</text:span></text:p>
      <text:p text:style-name="P26"><text:span text:style-name="T24">&lt;</text:span><text:span text:style-name="T10">span</text:span> <text:span text:style-name="T8">aria-label</text:span>=<text:span text:style-name="T6">"required"</text:span><text:span text:style-name="T24">&gt;</text:span>Ce champ est obligatoire<text:span text:style-name="T24">&lt;/</text:span><text:span text:style-name="T10">span</text:span><text:span text:style-name="T24">&gt;</text:span></text:p>
      <text:p text:style-name="P26"><text:span text:style-name="T24">&lt;/</text:span><text:span text:style-name="T10">div</text:span><text:span text:style-name="T24">&gt;</text:span></text:p>
      <text:p text:style-name="P26"><text:span text:style-name="T24">&lt;</text:span><text:span text:style-name="T10">div</text:span> <text:span text:style-name="T8">class</text:span>=<text:span text:style-name="T6">"col-md-12 d-flex flex-row-reverse"</text:span><text:span text:style-name="T24">&gt;</text:span></text:p>
      <text:p text:style-name="P26"><text:span text:style-name="T24">&lt;</text:span><text:span text:style-name="T10">button</text:span> <text:span text:style-name="T8">type</text:span>=<text:span text:style-name="T6">"submit"</text:span> <text:span text:style-name="T8">class</text:span>=<text:span text:style-name="T6">"btn btn-primary"</text:span> <text:span text:style-name="T8">onclick</text:span>=<text:span text:style-name="T6">"</text:span><text:span text:style-name="T2">envoicommande</text:span><text:span text:style-name="T6">()"</text:span><text:span text:style-name="T24">&gt;</text:span>Envoyer<text:span text:style-name="T24">&lt;/</text:span><text:span text:style-name="T10">button</text:span><text:span text:style-name="T24">&gt;</text:span></text:p>
      <text:p text:style-name="P26"><text:span text:style-name="T24">&lt;/</text:span><text:span text:style-name="T10">div</text:span><text:span text:style-name="T24">&gt;</text:span></text:p>
      <text:p text:style-name="P26"><text:span text:style-name="T24">&lt;/</text:span><text:span text:style-name="T10">form</text:span><text:span text:style-name="T24">&gt;</text:span></text:p>
      <text:p text:style-name="P26"><text:span text:style-name="T24">&lt;/</text:span><text:span text:style-name="T10">div</text:span><text:span text:style-name="T24">&gt;</text:span></text:p>
      <text:p text:style-name="P26"><text:span text:style-name="T24">&lt;/</text:span><text:span text:style-name="T10">main</text:span><text:span text:style-name="T24">&gt;</text:span></text:p>
      <text:p text:style-name="P27"><text:line-break/></text:p>
      <text:p text:style-name="P18">&lt;!-- **************************** PHP TEST FORMULAIRE PAGE COMMANDE: Pour traiter mon formulaire ************************************ --&gt;</text:p>
      <text:p text:style-name="P22">&lt;?php</text:p>
      <text:p text:style-name="P26"><text:span text:style-name="T4">if</text:span> ( <text:span text:style-name="T8">$_SERVER</text:span>[<text:span text:style-name="T6">'REQUEST_METHOD'</text:span>] == <text:span text:style-name="T6">'POST'</text:span>) {</text:p>
      <text:p text:style-name="P18">// Traitement des données du formulaire</text:p>
      <text:p text:style-name="P26"><text:span text:style-name="T8">$nomprenom</text:span> = <text:span text:style-name="T8">$_POST</text:span>[<text:span text:style-name="T6">'nomprenom'</text:span>];</text:p>
      <text:p text:style-name="P26"><text:span text:style-name="T8">$mail</text:span> = <text:span text:style-name="T8">$_POST</text:span>[<text:span text:style-name="T6">'mail'</text:span>];</text:p>
      <text:p text:style-name="P26"><text:span text:style-name="T8">$phone2</text:span> = <text:span text:style-name="T8">$_POST</text:span>[<text:span text:style-name="T6">'phone2'</text:span>];</text:p>
      <text:p text:style-name="P26"><text:span text:style-name="T8">$adresse</text:span> = <text:span text:style-name="T8">$_POST</text:span>[<text:span text:style-name="T6">'adresse'</text:span>];</text:p>
      <text:p text:style-name="P24"/>
      <text:p text:style-name="P26"><text:span text:style-name="T8">$date</text:span> = <text:span text:style-name="T2">date</text:span>(<text:span text:style-name="T6">'Y-m-d-H-i-s'</text:span>);</text:p>
      <text:p text:style-name="P26"><text:span text:style-name="T8">$filename</text:span> = <text:span text:style-name="T8">$date</text:span> . <text:span text:style-name="T6">' commande.txt'</text:span>;</text:p>
      <text:p text:style-name="P18">// pour mon echo après l'envoi du formulaire: date envoi du formulaire</text:p>
      <text:p text:style-name="P26"><text:span text:style-name="T8">$currentDateTime</text:span> = <text:span text:style-name="T10">new</text:span> <text:span text:style-name="T12">DateTime</text:span>(<text:span text:style-name="T6">'now'</text:span>); <text:span text:style-name="T28">// d= le jour, m= le mois y= l'année H= heure i=minutes s=secondes </text:span></text:p>
      <text:p text:style-name="P26"><text:span text:style-name="T8">$currentDate</text:span> = <text:span text:style-name="T8">$currentDateTime</text:span>-&gt;<text:span text:style-name="T2">format</text:span>(<text:span text:style-name="T6">'l, F j, Y H:i:s'</text:span>); <text:span text:style-name="T28">// pour mon echo après l'envoi du formulaire: date envoi du formulaire</text:span></text:p>
      <text:p text:style-name="P24"/>
      <text:p text:style-name="P26"><text:span text:style-name="T8">$file</text:span> = <text:span text:style-name="T2">fopen</text:span>(<text:span text:style-name="T8">$filename</text:span>, <text:span text:style-name="T6">'w'</text:span>);</text:p>
      <text:p text:style-name="P26"><text:span text:style-name="T2">fwrite</text:span>(<text:span text:style-name="T8">$file</text:span>, <text:span text:style-name="T6">"Nom et prénom: </text:span><text:span text:style-name="T8">$nomprenom</text:span><text:span text:style-name="T29">\n</text:span><text:span text:style-name="T6">"</text:span>);</text:p>
      <text:p text:style-name="P26"><text:span text:style-name="T2">fwrite</text:span>(<text:span text:style-name="T8">$file</text:span>, <text:span text:style-name="T6">"Email: </text:span><text:span text:style-name="T8">$mail</text:span><text:span text:style-name="T29">\n</text:span><text:span text:style-name="T6">"</text:span>);</text:p>
      <text:p text:style-name="P26"><text:span text:style-name="T2">fwrite</text:span>(<text:span text:style-name="T8">$file</text:span>, <text:span text:style-name="T6">"Téléphone: </text:span><text:span text:style-name="T8">$phone2</text:span><text:span text:style-name="T29">\n</text:span><text:span text:style-name="T6">"</text:span>);</text:p>
      <text:p text:style-name="P26"><text:span text:style-name="T2">fwrite</text:span>(<text:span text:style-name="T8">$file</text:span>, <text:span text:style-name="T6">"Votre demande: </text:span><text:span text:style-name="T8">$adresse</text:span><text:span text:style-name="T29">\n</text:span><text:span text:style-name="T6">"</text:span>);</text:p>
      <text:p text:style-name="P26"><text:span text:style-name="T2">fclose</text:span>(<text:span text:style-name="T8">$file</text:span>);</text:p>
      <text:p text:style-name="P24"/>
      <text:p text:style-name="P26"><text:span text:style-name="T2">echo</text:span> <text:span text:style-name="T6">"Les informations saisies dans ce formulaire ont été enregistrées avec succès: le </text:span><text:span text:style-name="T8">$currentDate</text:span><text:span text:style-name="T6">"</text:span>;</text:p>
      <text:p text:style-name="P26">}</text:p>
      <text:p text:style-name="P26"><text:span text:style-name="T10">?&gt;</text:span></text:p>
      <text:p text:style-name="P27"><text:line-break/></text:p>
      <text:p text:style-name="P18"><text:soft-page-break/>&lt;!-- ICI MON FOOTER OU PIED DE PAGE AVEC LES LOGOS --&gt;</text:p>
      <text:p text:style-name="P22">&lt;?php</text:p>
      <text:p text:style-name="P26"><text:span text:style-name="T4">require_once</text:span> (<text:span text:style-name="T6">'php/footer.php'</text:span>);</text:p>
      <text:p text:style-name="P26"><text:span text:style-name="T10">?&gt;</text:span></text:p>
      <text:p text:style-name="P27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25"/>
      <text:p text:style-name="P13"/>
      <text:p text:style-name="P13"/>
      <text:p text:style-name="P15"><text:span text:style-name="T16">travail à faire </text:span>: <text:span text:style-name="T17">EN respectant le format de </text:span><text:span text:style-name="T22">mes </text:span><text:span text:style-name="T18">pages :</text:span></text:p>
      <text:p text:style-name="P15"><text:span text:style-name="T19">Question 1 : </text:span><text:span text:style-name="T31">sur la page plats.php, q</text:span><text:span text:style-name="T22">uand je clique sur commander, je veux que ma commande c’est à dire toutes les informations de mon plat commandé apparaissent sur ma page commande </text:span><text:span text:style-name="T32">(libellé, description, image, quantité, prix)</text:span><text:span text:style-name="T22">.</text:span></text:p>
      <text:p text:style-name="P15"/>
      <text:p text:style-name="P15"><text:s/><text:span text:style-name="T20">Un code </text:span><text:span text:style-name="T30">complet, </text:span><text:span text:style-name="T20">compréhensible et détaillé </text:span><text:span text:style-name="T21">avec des commentaires en français</text:span><text:span text:style-name="T20">. Les fonctions sont stockées dans le dao.php</text:span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09:54:15.152595944</meta:creation-date>
    <meta:generator>LibreOffice/7.3.7.2$Linux_X86_64 LibreOffice_project/30$Build-2</meta:generator>
    <dc:date>2024-07-17T08:30:05.619032147</dc:date>
    <meta:editing-duration>PT2H8M41S</meta:editing-duration>
    <meta:editing-cycles>5</meta:editing-cycles>
    <meta:document-statistic meta:table-count="0" meta:image-count="0" meta:object-count="0" meta:page-count="6" meta:paragraph-count="203" meta:word-count="947" meta:character-count="8331" meta:non-whitespace-character-count="7575"/>
  </office:meta>
</office:document-meta>
</file>